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VirtualUserTable.getSeparator( String targetStr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rtualUserTable.service( Mail mail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">
            <text:p text:style-name="Table_20_Contents">6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AbstractVirtualUserTable.processDSN( Mail mail , MailAddress address , String err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